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35b4" officeooo:paragraph-rsid="000835b4"/>
    </style:style>
    <style:style style:name="P2" style:family="paragraph" style:parent-style-name="Standard">
      <style:text-properties fo:font-size="20pt" fo:font-weight="bold" officeooo:rsid="0006589d" officeooo:paragraph-rsid="0006589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6589d" officeooo:paragraph-rsid="0006589d" style:font-weight-asian="bold" style:font-weight-complex="bold"/>
    </style:style>
    <style:style style:name="P4" style:family="paragraph" style:parent-style-name="Standard">
      <style:text-properties fo:font-weight="bold" officeooo:rsid="000835b4" officeooo:paragraph-rsid="000835b4" style:font-weight-asian="bold" style:font-weight-complex="bold"/>
    </style:style>
    <style:style style:name="P5" style:family="paragraph" style:parent-style-name="Standard">
      <style:text-properties fo:font-weight="bold" officeooo:rsid="000835b4" officeooo:paragraph-rsid="0006589d" style:font-weight-asian="bold" style:font-weight-complex="bold"/>
    </style:style>
    <style:style style:name="P6" style:family="paragraph" style:parent-style-name="Standard">
      <style:text-properties officeooo:rsid="0006589d" officeooo:paragraph-rsid="0006589d"/>
    </style:style>
    <style:style style:name="P7" style:family="paragraph" style:parent-style-name="Standard">
      <style:text-properties fo:font-weight="bold" officeooo:rsid="000835b4" officeooo:paragraph-rsid="000f1813" style:font-weight-asian="bold" style:font-weight-complex="bold"/>
    </style:style>
    <style:style style:name="P8" style:family="paragraph" style:parent-style-name="Standard">
      <style:text-properties fo:font-weight="bold" officeooo:rsid="0011c4d0" officeooo:paragraph-rsid="0011c4d0" style:font-weight-asian="bold" style:font-weight-complex="bold"/>
    </style:style>
    <style:style style:name="P9" style:family="paragraph" style:parent-style-name="Standard">
      <style:text-properties fo:font-weight="bold" officeooo:rsid="0010ad21" officeooo:paragraph-rsid="0010ad21" style:font-weight-asian="bold" style:font-weight-complex="bold"/>
    </style:style>
    <style:style style:name="P10" style:family="paragraph" style:parent-style-name="Standard">
      <style:text-properties officeooo:paragraph-rsid="000f1813"/>
    </style:style>
    <style:style style:name="P11" style:family="paragraph" style:parent-style-name="Standard">
      <style:text-properties officeooo:rsid="000f1813" officeooo:paragraph-rsid="000f1813"/>
    </style:style>
    <style:style style:name="P12" style:family="paragraph" style:parent-style-name="Standard">
      <style:text-properties officeooo:rsid="0010ad21" officeooo:paragraph-rsid="0010ad21"/>
    </style:style>
    <style:style style:name="P13" style:family="paragraph" style:parent-style-name="Standard">
      <style:text-properties officeooo:rsid="0011c4d0" officeooo:paragraph-rsid="0011c4d0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0ad21" officeooo:paragraph-rsid="0010ad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officeooo:rsid="000f1813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officeooo:rsid="0011c4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nólogo Informático – Redes.</text:p>
      <text:p text:style-name="P3"><text:span text:style-name="T2">Sede LATU 2019</text:span>.</text:p>
      <text:p text:style-name="P6"><text:span text:style-name="T4">Trabajo obligatorio.</text:span><text:span text:style-name="T1"> </text:span></text:p>
      <text:p text:style-name="P7"><text:span text:style-name="T3">Última etapa: </text:span>tarea <text:span text:style-name="T3">en grupos.</text:span></text:p>
      <text:p text:style-name="P7"><text:span text:style-name="T3">Fecha de entrega: </text:span><text:s/><text:span text:style-name="T3">26 de junio de 2019</text:span></text:p>
      <text:p text:style-name="P4">Grupos de 2 a 3 integrantes máximo.</text:p>
      <text:p text:style-name="P5"/>
      <text:p text:style-name="P10"><text:span text:style-name="T3">Se desea implementar un mecanismo de entrega confiable sobre un canal no confiable. El canal no confiable puede corromper los paquetes, perderlos o entregarlos desordenados.</text:span></text:p>
      <text:p text:style-name="P10"/>
      <text:p text:style-name="P11">Se deben crear dos programas, un cliente (receptor) <text:s/>y un servidor (emisor), que se comunican mediante UDP. <text:s/>El servidor envia lineas de un archivo a intervalos aleatorios entre 1 y 6 segundos. Envia <text:s/>una linea por paquete y la cantidad de lineas que puede enviar en paralelo es un valor aleatorio entre 1 y 4.</text:p>
      <text:p text:style-name="P11"/>
      <text:p text:style-name="P11">El cliente lee las lineas que le envia el servidor y las coloca en un buffer de 10 posiciones. En intervalos aleatorios entre 1 y 9 segundos, se retiran una cantidad aleatoria entre 1 y 3 lineas del buffer y se imprimen.</text:p>
      <text:p text:style-name="P11"/>
      <text:p text:style-name="P11">Tanto el emisor como el receptor deben incorporar mecanismos para recuperar y en lo posible, evitar los errores debidos a paquetes desordenados, perdidos o corrompidos.</text:p>
      <text:p text:style-name="P11"/>
      <text:p text:style-name="P12">El cliente debe ejecutar en una maquina virtual con Centos 7 Minimal y el servidor en otra maquina virtual similar. Ambos deben imprimir un registro detallado de lo que hacen. Por ejemplo, el servidor puede imprimir:</text:p>
      <text:p text:style-name="P14">19:40:15 Envio linea 3.</text:p>
      <text:p text:style-name="P14">19:40:16 Recibo confirmación de linea 3.</text:p>
      <text:p text:style-name="P11"/>
      <text:p text:style-name="P12">Se puede programar en C o C++ (o sea utilizando objetos). <text:s/>El cliente y el servidor pueden consistir en varios procesos, que se comunican de la forma vista en S.O.</text:p>
      <text:p text:style-name="P12"/>
      <text:p text:style-name="P12">Se debe entregar: </text:p>
      <text:p text:style-name="P12"><text:tab/><text:span text:style-name="T5">Archivos conteniendo el código fuente de los programas.</text:span></text:p>
      <text:p text:style-name="P12"><text:tab/>Documentación sobre como <text:span text:style-name="T5">compilar y </text:span>ejecutar los programas.</text:p>
      <text:p text:style-name="P12"><text:tab/><text:span text:style-name="T5">Codigo fuente en formato PDF.</text:span></text:p>
      <text:p text:style-name="P12"><text:tab/><text:span text:style-name="T5">La entrega será por plataforma.</text:span></text:p>
      <text:p text:style-name="P13">Durante la última clase, los grupos pueden mostar el funcionamiento de sus programas.</text:p>
      <text:p text:style-name="P13"/>
      <text:p text:style-name="P8">Se debe entregar el obligatorio para poder rendir el segundo parcial. En caso de no entregar, el alumno pierde automáticamente la exoneración.</text:p>
      <text:p text:style-name="P8">El primer parcial puede incluir una pregunta generica sobre programación de sockets UDP <text:s/>(no se va a preguntar sobre el código).</text:p>
      <text:p text:style-name="P8">En el segundo parcial se van a incluir varias preguntas más detalladas sobre el trabajo, cuya respuesta es obligatoria. Si las respuestas dadas no coinciden con el trabajo entregado, éste se considera nulo y se pierde la exoneración.</text:p>
      <text:p text:style-name="P8">Los trabajos llevan una nota entre 0 y 10, la que se sumará a las notas de los parciales, hasta el puntaje de exoneración.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102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35:34.416661593</meta:creation-date>
    <dc:date>2019-04-02T14:57:31.734590188</dc:date>
    <meta:editing-duration>PT39M2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398" meta:character-count="2388" meta:non-whitespace-character-count="2001"/>
  </office:meta>
</office:document-meta>
</file>